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_32__20_Dots_20_1_20_Dash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12cm" fo:min-width="2.1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12cm" fo:min-width="2.3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423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text-shadow="none"/>
    </style:style>
    <style:style style:name="T2" style:family="text">
      <style:text-properties fo:font-size="11pt" fo:text-shadow="none" style:font-size-asian="11pt" style:font-size-complex="11pt"/>
    </style:style>
    <style:style style:name="T3" style:family="text">
      <style:text-properties fo:font-size="18pt" fo:text-shadow="none" style:font-size-asian="18pt" style:font-size-complex="18pt"/>
    </style:style>
    <style:style style:name="T4" style:family="text">
      <style:text-properties fo:font-size="12pt" fo:text-shadow="none" style:font-size-asian="12pt" style:font-size-complex="12pt"/>
    </style:style>
    <style:style style:name="T5" style:family="text">
      <style:text-properties fo:font-size="8pt" fo:text-shadow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86cm" svg:y1="10.144cm" svg:x2="14.97cm" svg:y2="10.144cm">
          <text:p/>
        </draw:line>
        <draw:line draw:style-name="gr1" draw:text-style-name="P1" draw:layer="layout" svg:x1="6.461cm" svg:y1="2.524cm" svg:x2="6.461cm" svg:y2="10.906cm">
          <text:p/>
        </draw:line>
        <draw:line draw:style-name="gr1" draw:text-style-name="P1" draw:layer="layout" svg:x1="9.236cm" svg:y1="2.397cm" svg:x2="9.236cm" svg:y2="5.318cm">
          <text:p/>
        </draw:line>
        <draw:line draw:style-name="gr1" draw:text-style-name="P1" draw:layer="layout" svg:x1="9.236cm" svg:y1="5.953cm" svg:x2="9.236cm" svg:y2="11.033cm">
          <text:p/>
        </draw:line>
        <draw:line draw:style-name="gr1" draw:text-style-name="P1" draw:layer="layout" svg:x1="12.103cm" svg:y1="2.397cm" svg:x2="12.103cm" svg:y2="7.096cm">
          <text:p/>
        </draw:line>
        <draw:line draw:style-name="gr2" draw:text-style-name="P1" draw:layer="layout" svg:x1="12.103cm" svg:y1="7.477cm" svg:x2="12.103cm" svg:y2="11.033cm">
          <text:p/>
        </draw:line>
        <draw:frame draw:style-name="gr3" draw:text-style-name="P2" draw:layer="layout" svg:width="2.648cm" svg:height="0.962cm" svg:x="5.318cm" svg:y="11.087cm">
          <draw:text-box>
            <text:p><text:span text:style-name="T1">m</text:span><text:span text:style-name="T2">f</text:span><text:span text:style-name="T3"> = f(I)</text:span></text:p>
          </draw:text-box>
        </draw:frame>
        <draw:frame draw:style-name="gr4" draw:text-style-name="P2" draw:layer="layout" svg:width="3.555cm" svg:height="0.962cm" svg:x="8.14cm" svg:y="11.087cm">
          <draw:text-box>
            <text:p><text:span text:style-name="T1">m</text:span><text:span text:style-name="T2">f'</text:span><text:span text:style-name="T3"> = f'(m</text:span><text:span text:style-name="T4">f</text:span><text:span text:style-name="T5">1</text:span><text:span text:style-name="T4">'</text:span><text:span text:style-name="T3">)</text:span></text:p>
          </draw:text-box>
        </draw:frame>
        <draw:frame draw:style-name="gr5" draw:text-style-name="P2" draw:layer="layout" svg:width="3.683cm" svg:height="1.143cm" svg:x="12.103cm" svg:y="6.334cm">
          <draw:text-box>
            <text:p><text:span text:style-name="T1">m</text:span><text:span text:style-name="T2">f''</text:span><text:span text:style-name="T3"> = f''(I)</text:span></text:p>
          </draw:text-box>
        </draw:frame>
        <draw:frame draw:style-name="gr6" draw:text-style-name="P2" draw:layer="layout" svg:width="5.588cm" svg:height="1.673cm" svg:x="11.903cm" svg:y="8.344cm">
          <draw:text-box>
            <text:p><text:span text:style-name="T1">m</text:span><text:span text:style-name="T4">i</text:span><text:span text:style-name="T3"> = m</text:span><text:span text:style-name="T4">f</text:span><text:span text:style-name="T3"> * m</text:span><text:span text:style-name="T4">f'</text:span><text:span text:style-name="T3"> * m</text:span><text:span text:style-name="T4">f''</text:span></text:p>
          </draw:text-box>
        </draw:frame>
        <draw:frame draw:style-name="gr4" draw:text-style-name="P2" draw:layer="layout" svg:width="3.017cm" svg:height="0.962cm" svg:x="9.137cm" svg:y="4.81cm">
          <draw:text-box>
            <text:p><text:span text:style-name="T3">m</text:span><text:span text:style-name="T4">f'</text:span><text:span text:style-name="T5">1</text:span><text:span text:style-name="T3"> = f'(I</text:span><text:span text:style-name="T3">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0:49:48.900225492</meta:creation-date>
    <dc:date>2020-03-25T11:09:43.783745833</dc:date>
    <meta:editing-duration>PT4M4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